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ffffcc" draw:fill="solid" draw:fill-color="#ff3333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gr9" style:family="graphic">
      <style:graphic-properties draw:textarea-horizontal-align="justify" draw:textarea-vertical-align="middle" draw:auto-grow-height="false" fo:min-height="0cm" fo:min-width="0cm"/>
    </style:style>
    <style:style style:name="gr10" style:family="graphic">
      <style:graphic-properties svg:stroke-color="#ffffcc" draw:fill="solid" draw:fill-color="#ff3333"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3.506cm" svg:x="1.4cm" svg:y="0.837cm" presentation:class="title">
          <draw:text-box>
            <text:p>Good Locality for 8 threads</text:p>
          </draw:text-box>
        </draw:frame>
        <draw:custom-shape draw:style-name="gr1" draw:text-style-name="P1" draw:layer="layout" svg:width="5.588cm" svg:height="3.048cm" svg:x="1.77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88cm" svg:height="3.048cm" svg:x="7.87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88cm" svg:height="3.048cm" svg:x="14.22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88cm" svg:height="3.048cm" svg:x="20.57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286cm" svg:height="2.286cm" svg:x="3.81cm" svg:y="9.652cm">
          <text:p text:style-name="P1">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286cm" svg:height="2.286cm" svg:x="9.398cm" svg:y="9.652cm">
          <text:p text:style-name="P1">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286cm" svg:height="2.286cm" svg:x="15.494cm" svg:y="9.652cm">
          <text:p text:style-name="P1">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286cm" svg:height="2.286cm" svg:x="22.098cm" svg:y="9.652cm">
          <text:p text:style-name="P1">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2.286cm" svg:x="5.334cm" svg:y="6.604cm">
          <text:p text:style-name="P1">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2.286cm" svg:x="17.526cm" svg:y="6.604cm">
          <text:p text:style-name="P1">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.826cm" svg:y1="11.938cm" svg:x2="4.826cm" svg:y2="12.7cm">
          <text:p/>
        </draw:line>
        <draw:line draw:style-name="gr3" draw:text-style-name="P1" draw:layer="layout" svg:x1="10.668cm" svg:y1="11.938cm" svg:x2="10.668cm" svg:y2="12.7cm">
          <text:p/>
        </draw:line>
        <draw:line draw:style-name="gr3" draw:text-style-name="P1" draw:layer="layout" svg:x1="7.874cm" svg:y1="8.89cm" svg:x2="4.826cm" svg:y2="9.652cm">
          <text:p/>
        </draw:line>
        <draw:line draw:style-name="gr3" draw:text-style-name="P1" draw:layer="layout" svg:x1="8.128cm" svg:y1="8.89cm" svg:x2="10.414cm" svg:y2="9.652cm">
          <text:p/>
        </draw:line>
        <draw:line draw:style-name="gr3" draw:text-style-name="P1" draw:layer="layout" svg:x1="16.764cm" svg:y1="11.938cm" svg:x2="16.764cm" svg:y2="12.7cm">
          <text:p/>
        </draw:line>
        <draw:line draw:style-name="gr3" draw:text-style-name="P1" draw:layer="layout" svg:x1="23.368cm" svg:y1="11.938cm" svg:x2="23.368cm" svg:y2="12.7cm">
          <text:p/>
        </draw:line>
        <draw:line draw:style-name="gr3" draw:text-style-name="P1" draw:layer="layout" svg:x1="19.812cm" svg:y1="8.89cm" svg:x2="16.51cm" svg:y2="9.652cm">
          <text:p/>
        </draw:line>
        <draw:line draw:style-name="gr3" draw:text-style-name="P1" draw:layer="layout" svg:x1="20.32cm" svg:y1="8.89cm" svg:x2="23.114cm" svg:y2="9.652cm">
          <text:p/>
        </draw:line>
        <draw:custom-shape draw:style-name="gr2" draw:text-style-name="P1" draw:layer="layout" svg:width="17.018cm" svg:height="2.286cm" svg:x="5.08cm" svg:y="3.556cm">
          <text:p text:style-name="P1">L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7.874cm" svg:y1="5.842cm" svg:x2="7.874cm" svg:y2="6.604cm">
          <text:p/>
        </draw:line>
        <draw:line draw:style-name="gr3" draw:text-style-name="P1" draw:layer="layout" svg:x1="20.32cm" svg:y1="5.842cm" svg:x2="20.32cm" svg:y2="6.604cm">
          <text:p/>
        </draw:line>
        <draw:path draw:style-name="gr3" draw:text-style-name="P1" draw:layer="layout" svg:width="0.503cm" svg:height="2.057cm" svg:x="2.688cm" svg:y="13.313cm" svg:viewBox="0 0 504 2058" svg:d="m0 0c834 285 25 790 126 1260l378 420-210 378">
          <text:p/>
        </draw:path>
        <draw:path draw:style-name="gr4" draw:text-style-name="P1" draw:layer="layout" svg:width="0.503cm" svg:height="2.057cm" svg:x="2.688cm" svg:y="13.313cm" svg:viewBox="0 0 504 2058" svg:d="m0 0c834 285 25 790 126 1260l378 420-210 378">
          <text:p text:style-name="P1"/>
        </draw:path>
        <draw:path draw:style-name="gr3" draw:text-style-name="P1" draw:layer="layout" svg:width="0.503cm" svg:height="2.057cm" svg:x="2.688cm" svg:y="13.313cm" svg:viewBox="0 0 504 2058" svg:d="m0 0c834 285 25 790 126 1260l378 420-210 378">
          <text:p/>
        </draw:path>
        <draw:path draw:style-name="gr4" draw:text-style-name="P1" draw:layer="layout" svg:width="0.503cm" svg:height="2.057cm" svg:x="5.084cm" svg:y="13.182cm" svg:viewBox="0 0 504 2058" svg:d="m0 0c834 285 25 790 126 1260l378 420-210 378">
          <text:p/>
        </draw:path>
        <draw:path draw:style-name="gr4" draw:text-style-name="P1" draw:layer="layout" svg:width="0.503cm" svg:height="2.057cm" svg:x="8.89cm" svg:y="13.208cm" svg:viewBox="0 0 504 2058" svg:d="m0 0c834 285 25 790 126 1260l378 420-210 378">
          <text:p/>
        </draw:path>
        <draw:path draw:style-name="gr4" draw:text-style-name="P1" draw:layer="layout" svg:width="0.503cm" svg:height="2.057cm" svg:x="11.18cm" svg:y="13.208cm" svg:viewBox="0 0 504 2058" svg:d="m0 0c834 285 25 790 126 1260l378 420-210 378">
          <text:p/>
        </draw:path>
        <draw:path draw:style-name="gr4" draw:text-style-name="P1" draw:layer="layout" svg:width="0.503cm" svg:height="2.057cm" svg:x="14.986cm" svg:y="13.182cm" svg:viewBox="0 0 504 2058" svg:d="m0 0c834 285 25 790 126 1260l378 420-210 378">
          <text:p/>
        </draw:path>
        <draw:path draw:style-name="gr4" draw:text-style-name="P1" draw:layer="layout" svg:width="0.503cm" svg:height="2.057cm" svg:x="18.038cm" svg:y="13.208cm" svg:viewBox="0 0 504 2058" svg:d="m0 0c834 285 25 790 126 1260l378 420-210 378">
          <text:p/>
        </draw:path>
        <draw:path draw:style-name="gr4" draw:text-style-name="P1" draw:layer="layout" svg:width="0.503cm" svg:height="2.057cm" svg:x="21.59cm" svg:y="13.208cm" svg:viewBox="0 0 504 2058" svg:d="m0 0c834 285 25 790 126 1260l378 420-210 378">
          <text:p/>
        </draw:path>
        <draw:path draw:style-name="gr4" draw:text-style-name="P1" draw:layer="layout" svg:width="0.503cm" svg:height="2.057cm" svg:x="23.88cm" svg:y="13.182cm" svg:viewBox="0 0 504 2058" svg:d="m0 0c834 285 25 790 126 1260l378 420-210 378">
          <text:p/>
        </draw:path>
        <draw:custom-shape draw:style-name="gr5" draw:text-style-name="P1" xml:id="id1" draw:id="id1" draw:layer="layout" svg:width="1.778cm" svg:height="1.524cm" svg:x="2.286cm" svg:y="16.002cm">
          <text:p text:style-name="P1">0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2" draw:id="id2" draw:layer="layout" svg:width="1.778cm" svg:height="1.524cm" svg:x="4.572cm" svg:y="16.002cm">
          <text:p text:style-name="P1">4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4" draw:id="id4" draw:layer="layout" svg:width="1.778cm" svg:height="1.524cm" svg:x="8.128cm" svg:y="16.002cm">
          <text:p text:style-name="P1">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5" draw:id="id5" draw:layer="layout" svg:width="1.778cm" svg:height="1.524cm" svg:x="10.414cm" svg:y="16.002cm">
          <text:p text:style-name="P1">5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3" draw:id="id3" draw:layer="layout" svg:width="1.778cm" svg:height="1.524cm" svg:x="14.224cm" svg:y="16.002cm">
          <text:p text:style-name="P1">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7" draw:id="id7" draw:layer="layout" svg:width="1.778cm" svg:height="1.524cm" svg:x="17.272cm" svg:y="16.002cm">
          <text:p text:style-name="P1">6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6" draw:id="id6" draw:layer="layout" svg:width="1.778cm" svg:height="1.524cm" svg:x="20.828cm" svg:y="16.002cm">
          <text:p text:style-name="P1">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8" draw:id="id8" draw:layer="layout" svg:width="1.778cm" svg:height="1.524cm" svg:x="23.368cm" svg:y="16.002cm">
          <text:p text:style-name="P1">7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draw:type="curve" draw:line-skew="-4.329cm" svg:x1="3.366cm" svg:y1="16.002cm" svg:x2="5.652cm" svg:y2="16.002cm" draw:start-shape="id1" draw:start-glue-point="4" draw:end-shape="id2" draw:end-glue-point="4" svg:d="m3366 16002c0-7245 2286-7245 2286 0" svg:viewBox="0 0 2287 5435">
          <text:p/>
        </draw:connector>
        <draw:connector draw:style-name="gr7" draw:text-style-name="P1" draw:layer="layout" draw:type="curve" draw:line-skew="-10.812cm" svg:x1="2.984cm" svg:y1="16.383cm" svg:x2="15.304cm" svg:y2="16.002cm" draw:start-shape="id1" draw:start-glue-point="5" draw:end-shape="id3" draw:end-glue-point="4" svg:d="m2984 16383c0-17541 12320-17350 12320-381" svg:viewBox="0 0 12321 13133">
          <text:p/>
        </draw:connector>
        <draw:connector draw:style-name="gr7" draw:text-style-name="P1" draw:layer="layout" draw:type="curve" draw:line-skew="-7.377cm" svg:x1="5.652cm" svg:y1="16.002cm" svg:x2="9.208cm" svg:y2="16.002cm" draw:start-shape="id2" draw:start-glue-point="4" draw:end-shape="id4" draw:end-glue-point="4" svg:d="m5652 16002c0-11817 3556-11817 3556 0" svg:viewBox="0 0 3557 8864">
          <text:p/>
        </draw:connector>
        <draw:connector draw:style-name="gr7" draw:text-style-name="P1" draw:layer="layout" draw:type="curve" draw:line-skew="-7.027cm" svg:x1="5.27cm" svg:y1="16.383cm" svg:x2="11.494cm" svg:y2="16.002cm" draw:start-shape="id2" draw:start-glue-point="5" draw:end-shape="id5" draw:end-glue-point="4" svg:d="m5270 16383c0-11863 6224-11673 6224-381" svg:viewBox="0 0 6225 8875">
          <text:p/>
        </draw:connector>
        <draw:connector draw:style-name="gr7" draw:text-style-name="P1" draw:layer="layout" draw:type="curve" draw:line-skew="-7.123cm" svg:x1="15.304cm" svg:y1="16.002cm" svg:x2="21.908cm" svg:y2="16.002cm" draw:start-shape="id3" draw:start-glue-point="4" draw:end-shape="id6" draw:end-glue-point="4" svg:d="m15304 16002c0-11436 6604-11436 6604 0" svg:viewBox="0 0 6605 8578">
          <text:p/>
        </draw:connector>
        <draw:connector draw:style-name="gr7" draw:text-style-name="P1" draw:layer="layout" draw:type="curve" draw:line-skew="-3.313cm" svg:x1="15.304cm" svg:y1="16.002cm" svg:x2="18.352cm" svg:y2="16.002cm" draw:start-shape="id3" draw:start-glue-point="4" draw:end-shape="id7" draw:end-glue-point="4" svg:d="m15304 16002c0-5721 3048-5721 3048 0" svg:viewBox="0 0 3049 4292">
          <text:p/>
        </draw:connector>
        <draw:connector draw:style-name="gr7" draw:text-style-name="P1" draw:layer="layout" draw:type="curve" draw:line-skew="-4.075cm" svg:x1="21.908cm" svg:y1="16.002cm" svg:x2="24.448cm" svg:y2="16.002cm" draw:start-shape="id6" draw:start-glue-point="4" draw:end-shape="id8" draw:end-glue-point="4" svg:d="m21908 16002c0-6864 2540-6864 2540 0" svg:viewBox="0 0 2541 5149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1" draw:layer="layout" svg:width="25.199cm" svg:height="3.506cm" svg:x="1.4cm" svg:y="0.837cm" presentation:class="title">
          <draw:text-box>
            <text:p>Bad Locality for 8 threads</text:p>
          </draw:text-box>
        </draw:frame>
        <draw:custom-shape draw:style-name="gr9" draw:text-style-name="P1" draw:layer="Layout" svg:width="5.588cm" svg:height="3.048cm" svg:x="1.77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588cm" svg:height="3.048cm" svg:x="7.87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588cm" svg:height="3.048cm" svg:x="14.22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588cm" svg:height="3.048cm" svg:x="20.57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286cm" svg:height="2.286cm" svg:x="3.81cm" svg:y="9.652cm">
          <text:p text:style-name="P1">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286cm" svg:height="2.286cm" svg:x="9.398cm" svg:y="9.652cm">
          <text:p text:style-name="P1">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286cm" svg:height="2.286cm" svg:x="15.494cm" svg:y="9.652cm">
          <text:p text:style-name="P1">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286cm" svg:height="2.286cm" svg:x="22.098cm" svg:y="9.652cm">
          <text:p text:style-name="P1">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08cm" svg:height="2.286cm" svg:x="5.334cm" svg:y="6.604cm">
          <text:p text:style-name="P1">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08cm" svg:height="2.286cm" svg:x="17.526cm" svg:y="6.604cm">
          <text:p text:style-name="P1">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.826cm" svg:y1="11.938cm" svg:x2="4.826cm" svg:y2="12.7cm">
          <text:p/>
        </draw:line>
        <draw:line draw:style-name="gr3" draw:text-style-name="P1" draw:layer="layout" svg:x1="10.668cm" svg:y1="11.938cm" svg:x2="10.668cm" svg:y2="12.7cm">
          <text:p/>
        </draw:line>
        <draw:line draw:style-name="gr3" draw:text-style-name="P1" draw:layer="layout" svg:x1="7.874cm" svg:y1="8.89cm" svg:x2="4.826cm" svg:y2="9.652cm">
          <text:p/>
        </draw:line>
        <draw:line draw:style-name="gr3" draw:text-style-name="P1" draw:layer="layout" svg:x1="8.128cm" svg:y1="8.89cm" svg:x2="10.414cm" svg:y2="9.652cm">
          <text:p/>
        </draw:line>
        <draw:line draw:style-name="gr3" draw:text-style-name="P1" draw:layer="layout" svg:x1="16.764cm" svg:y1="11.938cm" svg:x2="16.764cm" svg:y2="12.7cm">
          <text:p/>
        </draw:line>
        <draw:line draw:style-name="gr3" draw:text-style-name="P1" draw:layer="layout" svg:x1="23.368cm" svg:y1="11.938cm" svg:x2="23.368cm" svg:y2="12.7cm">
          <text:p/>
        </draw:line>
        <draw:line draw:style-name="gr3" draw:text-style-name="P1" draw:layer="layout" svg:x1="19.812cm" svg:y1="8.89cm" svg:x2="16.51cm" svg:y2="9.652cm">
          <text:p/>
        </draw:line>
        <draw:line draw:style-name="gr3" draw:text-style-name="P1" draw:layer="layout" svg:x1="20.32cm" svg:y1="8.89cm" svg:x2="23.114cm" svg:y2="9.652cm">
          <text:p/>
        </draw:line>
        <draw:custom-shape draw:style-name="gr10" draw:text-style-name="P1" draw:layer="Layout" svg:width="17.018cm" svg:height="2.286cm" svg:x="5.08cm" svg:y="3.556cm">
          <text:p text:style-name="P1">L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7.874cm" svg:y1="5.842cm" svg:x2="7.874cm" svg:y2="6.604cm">
          <text:p/>
        </draw:line>
        <draw:line draw:style-name="gr3" draw:text-style-name="P1" draw:layer="layout" svg:x1="20.32cm" svg:y1="5.842cm" svg:x2="20.32cm" svg:y2="6.604cm">
          <text:p/>
        </draw:line>
        <draw:path draw:style-name="gr3" draw:text-style-name="P1" draw:layer="layout" svg:width="0.503cm" svg:height="2.057cm" svg:x="2.688cm" svg:y="13.313cm" svg:viewBox="0 0 504 2058" svg:d="m0 0c834 285 25 790 126 1260l378 420-210 378">
          <text:p/>
        </draw:path>
        <draw:path draw:style-name="gr4" draw:text-style-name="P1" draw:layer="layout" svg:width="0.503cm" svg:height="2.057cm" svg:x="2.688cm" svg:y="13.313cm" svg:viewBox="0 0 504 2058" svg:d="m0 0c834 285 25 790 126 1260l378 420-210 378">
          <text:p/>
        </draw:path>
        <draw:path draw:style-name="gr3" draw:text-style-name="P1" draw:layer="layout" svg:width="0.503cm" svg:height="2.057cm" svg:x="2.688cm" svg:y="13.313cm" svg:viewBox="0 0 504 2058" svg:d="m0 0c834 285 25 790 126 1260l378 420-210 378">
          <text:p/>
        </draw:path>
        <draw:path draw:style-name="gr4" draw:text-style-name="P1" draw:layer="layout" svg:width="0.503cm" svg:height="2.057cm" svg:x="5.084cm" svg:y="13.182cm" svg:viewBox="0 0 504 2058" svg:d="m0 0c834 285 25 790 126 1260l378 420-210 378">
          <text:p/>
        </draw:path>
        <draw:path draw:style-name="gr4" draw:text-style-name="P1" draw:layer="layout" svg:width="0.503cm" svg:height="2.057cm" svg:x="8.89cm" svg:y="13.208cm" svg:viewBox="0 0 504 2058" svg:d="m0 0c834 285 25 790 126 1260l378 420-210 378">
          <text:p/>
        </draw:path>
        <draw:path draw:style-name="gr4" draw:text-style-name="P1" draw:layer="layout" svg:width="0.503cm" svg:height="2.057cm" svg:x="11.18cm" svg:y="13.208cm" svg:viewBox="0 0 504 2058" svg:d="m0 0c834 285 25 790 126 1260l378 420-210 378">
          <text:p/>
        </draw:path>
        <draw:path draw:style-name="gr4" draw:text-style-name="P1" draw:layer="layout" svg:width="0.503cm" svg:height="2.057cm" svg:x="14.986cm" svg:y="13.182cm" svg:viewBox="0 0 504 2058" svg:d="m0 0c834 285 25 790 126 1260l378 420-210 378">
          <text:p/>
        </draw:path>
        <draw:path draw:style-name="gr4" draw:text-style-name="P1" draw:layer="layout" svg:width="0.503cm" svg:height="2.057cm" svg:x="18.038cm" svg:y="13.208cm" svg:viewBox="0 0 504 2058" svg:d="m0 0c834 285 25 790 126 1260l378 420-210 378">
          <text:p/>
        </draw:path>
        <draw:path draw:style-name="gr4" draw:text-style-name="P1" draw:layer="layout" svg:width="0.503cm" svg:height="2.057cm" svg:x="21.59cm" svg:y="13.208cm" svg:viewBox="0 0 504 2058" svg:d="m0 0c834 285 25 790 126 1260l378 420-210 378">
          <text:p/>
        </draw:path>
        <draw:path draw:style-name="gr4" draw:text-style-name="P1" draw:layer="layout" svg:width="0.503cm" svg:height="2.057cm" svg:x="23.88cm" svg:y="13.182cm" svg:viewBox="0 0 504 2058" svg:d="m0 0c834 285 25 790 126 1260l378 420-210 378">
          <text:p/>
        </draw:path>
        <draw:custom-shape draw:style-name="gr5" draw:text-style-name="P1" xml:id="id9" draw:id="id9" draw:layer="layout" svg:width="1.778cm" svg:height="1.524cm" svg:x="2.032cm" svg:y="16.002cm">
          <text:p text:style-name="P1">0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14" draw:id="id14" draw:layer="layout" svg:width="1.778cm" svg:height="1.524cm" svg:x="4.572cm" svg:y="16.002cm">
          <text:p text:style-name="P1">4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12" draw:id="id12" draw:layer="layout" svg:width="1.778cm" svg:height="1.524cm" svg:x="8.128cm" svg:y="16.002cm">
          <text:p text:style-name="P1">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13" draw:id="id13" draw:layer="layout" svg:width="1.778cm" svg:height="1.524cm" svg:x="10.668cm" svg:y="16.002cm">
          <text:p text:style-name="P1">5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11" draw:id="id11" draw:layer="layout" svg:width="1.778cm" svg:height="1.524cm" svg:x="14.224cm" svg:y="16.002cm">
          <text:p text:style-name="P1">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15" draw:id="id15" draw:layer="layout" svg:width="1.778cm" svg:height="1.524cm" svg:x="17.526cm" svg:y="16.002cm">
          <text:p text:style-name="P1">6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10" draw:id="id10" draw:layer="layout" svg:width="1.778cm" svg:height="1.524cm" svg:x="20.828cm" svg:y="16.002cm">
          <text:p text:style-name="P1">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16" draw:id="id16" draw:layer="layout" svg:width="1.778cm" svg:height="1.524cm" svg:x="23.114cm" svg:y="16.002cm">
          <text:p text:style-name="P1">7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draw:type="curve" draw:line-skew="-9.409cm" svg:x1="3.112cm" svg:y1="16.002cm" svg:x2="21.908cm" svg:y2="16.002cm" draw:start-shape="id9" draw:start-glue-point="4" draw:end-shape="id10" draw:end-glue-point="4" svg:d="m3112 16002c0-14865 18796-14865 18796 0" svg:viewBox="0 0 18797 11150">
          <text:p/>
        </draw:connector>
        <draw:connector draw:style-name="gr7" draw:text-style-name="P1" draw:layer="layout" draw:type="curve" draw:line-skew="-9.917cm" svg:x1="3.112cm" svg:y1="16.002cm" svg:x2="15.304cm" svg:y2="16.002cm" draw:start-shape="id9" draw:start-glue-point="4" draw:end-shape="id11" draw:end-glue-point="4" svg:d="m3112 16002c0-15627 12192-15627 12192 0" svg:viewBox="0 0 12193 11721">
          <text:p/>
        </draw:connector>
        <draw:connector draw:style-name="gr7" draw:text-style-name="P1" draw:layer="layout" draw:type="curve" draw:line-skew="-10.398cm" svg:x1="15.304cm" svg:y1="16.002cm" svg:x2="9.017cm" svg:y2="16.002cm" draw:start-shape="id11" draw:start-glue-point="4" draw:end-shape="id12" draw:end-glue-point="0" svg:d="m15304 16002c0-16348-6287-16348-6287 0" svg:viewBox="0 0 6288 12262">
          <text:p/>
        </draw:connector>
        <draw:connector draw:style-name="gr7" draw:text-style-name="P1" draw:layer="layout" draw:type="curve" draw:line-skew="-10.171cm" svg:x1="15.304cm" svg:y1="16.002cm" svg:x2="11.748cm" svg:y2="16.002cm" draw:start-shape="id11" draw:start-glue-point="4" draw:end-shape="id13" draw:end-glue-point="4" svg:d="m15304 16002c0-16008-3556-16008-3556 0" svg:viewBox="0 0 3557 12007">
          <text:p/>
        </draw:connector>
        <draw:connector draw:style-name="gr7" draw:text-style-name="P1" draw:layer="layout" draw:type="curve" draw:line-skew="-12.711cm" svg:x1="5.652cm" svg:y1="16.002cm" svg:x2="18.606cm" svg:y2="16.002cm" draw:start-shape="id14" draw:start-glue-point="4" draw:end-shape="id15" draw:end-glue-point="4" svg:d="m5652 16002c0-19818 12954-19818 12954 0" svg:viewBox="0 0 12955 14864">
          <text:p/>
        </draw:connector>
        <draw:connector draw:style-name="gr7" draw:text-style-name="P1" draw:layer="layout" draw:type="curve" draw:line-skew="-10.908cm" svg:x1="5.652cm" svg:y1="16.002cm" svg:x2="24.194cm" svg:y2="16.002cm" draw:start-shape="id14" draw:start-glue-point="4" draw:end-shape="id16" draw:end-glue-point="4" svg:d="m5652 16002c0-17113 18542-17113 18542 0" svg:viewBox="0 0 18543 12836">
          <text:p/>
        </draw:connecto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ssos Souris</meta:initial-creator>
    <meta:creation-date>2014-11-07T12:41:46.729566430</meta:creation-date>
    <dc:date>2014-11-07T15:17:30.852461006</dc:date>
    <dc:creator>Tassos Souris</dc:creator>
    <meta:editing-duration>PT3M21S</meta:editing-duration>
    <meta:editing-cycles>1</meta:editing-cycles>
    <meta:document-statistic meta:object-count="118"/>
    <meta:generator>LibreOffice/4.1.3.2$Linux_X86_64 LibreOffice_project/410m0$Build-2</meta:generator>
  </office:meta>
</office:document-meta>
</file>